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50%" draw:textarea-horizontal-align="justify" draw:textarea-vertical-align="middle" draw:auto-grow-height="false" fo:min-height="3.567cm" fo:min-width="5.788cm"/>
    </style:style>
    <style:style style:name="gr2" style:family="graphic" style:parent-style-name="standard">
      <style:graphic-properties draw:textarea-horizontal-align="justify" draw:textarea-vertical-align="middle" draw:auto-grow-height="false" fo:min-height="0.896cm" fo:min-width="3.503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896cm" fo:min-width="3.186cm"/>
      <style:paragraph-properties style:writing-mode="lr-tb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heads_20_8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3465a4" draw:marker-end="Arrowheads_20_9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svg:stroke-color="#3465a4" draw:marker-end="Arrowheads_20_10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896cm" fo:min-width="2.8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2.55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1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896cm" fo:min-width="3.821cm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svg:stroke-color="#ff0000" draw:marker-end="Arrowheads_20_17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fill-color="#ff4000" draw:textarea-horizontal-align="justify" draw:textarea-vertical-align="middle" draw:auto-grow-height="false" fo:min-height="0.716cm" fo:min-width="3.206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8" draw:marker-end-width="0.3cm" draw:fill="none" draw:textarea-vertical-align="middle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ff4000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text-align="start"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3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3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0" style:family="paragraph">
      <style:paragraph-properties fo:margin-left="0cm" fo:margin-right="0cm" fo:text-align="start" fo:text-indent="0.102cm"/>
    </style:style>
    <style:style style:name="P11" style:family="paragraph">
      <loext:graphic-properties draw:fill="none"/>
      <style:paragraph-properties fo:margin-left="0cm" fo:margin-right="0cm" fo:text-align="start" fo:text-indent="0.102cm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8.89cm" svg:height="5.397cm" svg:x="2.27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27cm" svg:height="1.27cm" svg:x="1.635cm" svg:y="1.635cm">
          <text:p text:style-name="P2"><text:span text:style-name="T1">READ_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81cm" svg:height="1.27cm" svg:x="15.247cm" svg:y="1.635cm">
          <text:p text:style-name="P2"><text:span text:style-name="T1">Connection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5.762cm" svg:y1="2.27cm" svg:x2="15.247cm" svg:y2="2.27cm" draw:start-shape="id1" draw:start-glue-point="1" draw:end-shape="id2" draw:end-glue-point="3" svg:d="M5762 2270h9485" svg:viewBox="0 0 9486 1">
          <text:p text:style-name="P4"><text:span text:style-name="T1"/></text:p>
          <text:p text:style-name="P4"><text:span text:style-name="T1">No response</text:span></text:p>
        </draw:connector>
        <draw:custom-shape draw:style-name="gr2" draw:text-style-name="P2" xml:id="id3" draw:id="id3" draw:layer="layout" svg:width="4.127cm" svg:height="1.27cm" svg:x="1.635cm" svg:y="4.392cm">
          <text:p text:style-name="P6"><text:span text:style-name="T1">GET_MEMORY_</text:span></text:p>
          <text:p text:style-name="P6"><text:span text:style-name="T1">ADDRESS_R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698cm" svg:y1="2.905cm" svg:x2="3.698cm" svg:y2="4.392cm" draw:start-shape="id1" draw:start-glue-point="2" draw:end-shape="id3" draw:end-glue-point="0" svg:d="M3698 2905v1487" svg:viewBox="0 0 1 1488">
          <text:p/>
        </draw:connector>
        <draw:custom-shape draw:style-name="gr2" draw:text-style-name="P2" xml:id="id4" draw:id="id4" draw:layer="layout" svg:width="4.127cm" svg:height="1.27cm" svg:x="1.635cm" svg:y="7.032cm">
          <text:p text:style-name="P2"><text:span text:style-name="T1">SELF_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698cm" svg:y1="5.662cm" svg:x2="3.698cm" svg:y2="7.032cm" draw:start-shape="id3" draw:start-glue-point="2" draw:end-shape="id4" draw:end-glue-point="0" svg:d="M3698 5662v1370" svg:viewBox="0 0 1 1371">
          <text:p/>
        </draw:connector>
        <draw:custom-shape draw:style-name="gr2" draw:text-style-name="P2" xml:id="id5" draw:id="id5" draw:layer="layout" svg:width="4.127cm" svg:height="1.27cm" svg:x="7.368cm" svg:y="7.032cm">
          <text:p text:style-name="P2"><text:span text:style-name="T1">ERASE_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5.762cm" svg:y1="7.667cm" svg:x2="7.368cm" svg:y2="7.667cm" draw:start-shape="id4" draw:start-glue-point="1" draw:end-shape="id5" draw:end-glue-point="3" svg:d="M5762 7667h1606" svg:viewBox="0 0 1607 1">
          <text:p/>
        </draw:connector>
        <draw:custom-shape draw:style-name="gr2" draw:text-style-name="P2" xml:id="id6" draw:id="id6" draw:layer="layout" svg:width="4.127cm" svg:height="1.27cm" svg:x="7.368cm" svg:y="9.255cm">
          <text:p text:style-name="P2"><text:span text:style-name="T1">SELF_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9.431cm" svg:y1="8.302cm" svg:x2="9.431cm" svg:y2="9.255cm" draw:start-shape="id5" draw:start-glue-point="2" draw:end-shape="id6" draw:end-glue-point="0" svg:d="M9431 8302v953" svg:viewBox="0 0 1 954">
          <text:p/>
        </draw:connector>
        <draw:custom-shape draw:style-name="gr3" draw:text-style-name="P3" xml:id="id7" draw:id="id7" draw:layer="layout" svg:width="3.81cm" svg:height="1.27cm" svg:x="15.2cm" svg:y="9.255cm">
          <text:p text:style-name="P2"><text:span text:style-name="T1">FlashErase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11.495cm" svg:y1="9.89cm" svg:x2="15.2cm" svg:y2="9.89cm" draw:start-shape="id6" draw:start-glue-point="1" draw:end-shape="id7" draw:end-glue-point="3" svg:d="M11495 9890h3705" svg:viewBox="0 0 3706 1">
          <text:p text:style-name="P4"><text:span text:style-name="T1"/></text:p>
          <text:p text:style-name="P4"><text:span text:style-name="T1">SUCCESS*</text:span></text:p>
        </draw:connector>
        <draw:connector draw:style-name="gr9" draw:text-style-name="P9" draw:layer="layout" draw:line-skew="1.111cm" svg:x1="3.698cm" svg:y1="8.302cm" svg:x2="6.715cm" svg:y2="13.065cm" draw:start-shape="id4" draw:start-glue-point="2" draw:end-shape="id8" draw:end-glue-point="4" svg:d="M3698 8302v3493h3017v1270" svg:viewBox="0 0 3018 4764"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>VERIFY_FAIL*</text:span></text:p>
        </draw:connector>
        <draw:connector draw:style-name="gr10" draw:text-style-name="P5" draw:layer="layout" svg:x1="9.431cm" svg:y1="10.525cm" svg:x2="6.715cm" svg:y2="13.065cm" draw:start-shape="id6" draw:start-glue-point="2" draw:end-shape="id8" draw:end-glue-point="4" svg:d="M9431 10525v1270h-2716v1270" svg:viewBox="0 0 2717 2541">
          <text:p/>
        </draw:connector>
        <draw:custom-shape draw:style-name="gr11" draw:text-style-name="P2" xml:id="id9" draw:id="id9" draw:layer="layout" svg:width="3.492cm" svg:height="1.27cm" svg:x="2.587cm" svg:y="14.97cm">
          <text:p text:style-name="P2"><text:span text:style-name="T1">WRITE_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" draw:id="id10" draw:layer="layout" svg:width="3.174cm" svg:height="1.27cm" svg:x="7.667cm" svg:y="14.97cm">
          <text:p text:style-name="P6"><text:span text:style-name="T1">CALCULATE_CHECKS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draw:type="curve" draw:line-skew="-0.894cm" svg:x1="4.333cm" svg:y1="14.97cm" svg:x2="9.254cm" svg:y2="14.97cm" draw:start-shape="id9" draw:start-glue-point="0" draw:end-shape="id10" draw:end-glue-point="0" svg:d="M4333 14970c0-2092 4921-2092 4921 0" svg:viewBox="0 0 4922 1570">
          <text:p/>
        </draw:connector>
        <draw:connector draw:style-name="gr14" draw:text-style-name="P7" draw:layer="layout" draw:type="curve" draw:line-skew="0.894cm" svg:x1="9.254cm" svg:y1="16.24cm" svg:x2="4.333cm" svg:y2="16.24cm" draw:start-shape="id10" draw:start-glue-point="2" draw:end-shape="id9" draw:end-glue-point="2" svg:d="M9254 16240c0 2094-4921 2094-4921 0" svg:viewBox="0 0 4922 1572">
          <text:p/>
        </draw:connector>
        <draw:custom-shape draw:style-name="gr3" draw:text-style-name="P3" xml:id="id11" draw:id="id11" draw:layer="layout" svg:width="3.81cm" svg:height="1.27cm" svg:x="15.2cm" svg:y="14.97cm">
          <text:p text:style-name="P2"><text:span text:style-name="T1">Checksum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10.841cm" svg:y1="15.605cm" svg:x2="15.2cm" svg:y2="15.605cm" draw:start-shape="id10" draw:start-glue-point="1" draw:end-shape="id11" draw:end-glue-point="3" svg:d="M10841 15605h4359" svg:viewBox="0 0 4360 1">
          <text:p text:style-name="P4"><text:span text:style-name="T1"/></text:p>
          <text:p text:style-name="P4"><text:span text:style-name="T1">Mismatch</text:span></text:p>
        </draw:connector>
        <draw:custom-shape draw:style-name="gr16" draw:text-style-name="P2" xml:id="id12" draw:id="id12" draw:layer="layout" svg:width="4.445cm" svg:height="1.27cm" svg:x="4.492cm" svg:y="20.05cm">
          <text:p text:style-name="P2"><text:span text:style-name="T1">SELF_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1" draw:layer="layout" svg:x1="6.715cm" svg:y1="18.462cm" svg:x2="6.714cm" svg:y2="20.05cm" draw:start-shape="id8" draw:start-glue-point="8" draw:end-shape="id12" draw:end-glue-point="0" svg:d="M6715 18462v794h-1v794" svg:viewBox="0 0 2 1589">
          <text:p text:style-name="P10"><text:span text:style-name="T1">All segments in </text:span><text:span text:style-name="T1">program</text:span></text:p>
          <text:p text:style-name="P10"><text:span text:style-name="T1">memory range </text:span><text:span text:style-name="T1">written</text:span></text:p>
        </draw:connector>
        <draw:custom-shape draw:style-name="gr3" draw:text-style-name="P3" xml:id="id13" draw:id="id13" draw:layer="layout" svg:width="3.81cm" svg:height="1.27cm" svg:x="15.2cm" svg:y="20.05cm">
          <text:p text:style-name="P2"><text:span text:style-name="T1">Verify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8.937cm" svg:y1="20.685cm" svg:x2="15.2cm" svg:y2="20.685cm" draw:start-shape="id12" draw:start-glue-point="1" draw:end-shape="id13" draw:end-glue-point="3" svg:d="M8937 20685h6263" svg:viewBox="0 0 6264 1">
          <text:p text:style-name="P4"><text:span text:style-name="T1"/></text:p>
          <text:p text:style-name="P4"><text:span text:style-name="T1">VERIFY_FAIL</text:span></text:p>
        </draw:connector>
        <draw:custom-shape draw:style-name="gr19" draw:text-style-name="P3" xml:id="id14" draw:id="id14" draw:layer="layout" svg:width="3.81cm" svg:height="1.07cm" svg:x="15.2cm" svg:y="4.492cm">
          <text:p text:style-name="P2"><text:span text:style-name="T1">No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5" draw:layer="layout" svg:x1="5.762cm" svg:y1="5.027cm" svg:x2="15.2cm" svg:y2="5.027cm" draw:start-shape="id3" draw:start-glue-point="1" draw:end-shape="id14" draw:end-glue-point="3" svg:d="M5762 5027h9438" svg:viewBox="0 0 9439 1">
          <text:p text:style-name="P4"><text:span text:style-name="T1">HEX file contains no </text:span><text:span text:style-name="T1">segments</text:span></text:p>
          <text:p text:style-name="P4"><text:span text:style-name="T1">in program memory </text:span><text:span text:style-name="T1">range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09:39:34.871142110</meta:creation-date>
    <dc:date>2022-07-19T13:38:13.940736667</dc:date>
    <meta:editing-duration>PT3H12M11S</meta:editing-duration>
    <meta:editing-cycles>6</meta:editing-cycles>
    <meta:generator>LibreOffice/7.3.4.2$Linux_X86_64 LibreOffice_project/30$Build-2</meta:generator>
    <meta:document-statistic meta:object-count="28"/>
  </office:meta>
</office:document-meta>
</file>